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8.067cm" svg:y="3.502cm">
          <text:p text:style-name="P1">libzuluCrypt</text:p>
          <text:p text:style-name="P1">This library does not and should not </text:p>
          <text:p text:style-name="P1">depend on any other project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3.159cm" svg:y="9.128cm">
          <text:p text:style-name="P1">libzuluCrypt-exe</text:p>
          <text:p text:style-name="P1">This library can and does</text:p>
          <text:p text:style-name="P1">depend on other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94cm" svg:y1="9.128cm" svg:x2="8.067cm" svg:y2="5.153cm" draw:start-shape="id1" draw:start-glue-point="0" draw:end-shape="id2" draw:end-glue-point="3" svg:d="m7794 9128v-1162h-228v-2813h501" svg:viewBox="0 0 502 3976">
          <text:p/>
        </draw:connector>
        <draw:custom-shape draw:style-name="gr1" draw:text-style-name="P1" xml:id="id3" draw:id="id3" draw:layer="layout" svg:width="10.414cm" svg:height="3.683cm" svg:x="8.112cm" svg:y="13.954cm">
          <text:p text:style-name="P1">libzuluCryptPluginManager</text:p>
          <text:p text:style-name="P1">This library does not and should </text:p>
          <text:p text:style-name="P1">not depend on any other</text:p>
          <text:p text:style-name="P1"><text:s/>project libra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3cm" svg:y1="10.715cm" svg:x2="13.319cm" svg:y2="13.954cm" draw:start-shape="id1" draw:start-glue-point="1" draw:end-shape="id3" svg:d="m12430 10715h889v3239" svg:viewBox="0 0 890 3240">
          <text:p/>
        </draw:connector>
        <draw:custom-shape draw:style-name="gr1" draw:text-style-name="P1" xml:id="id4" draw:id="id4" draw:layer="layout" svg:width="11.43cm" svg:height="2.413cm" svg:x="1.762cm" svg:y="18.907cm">
          <text:p text:style-name="P1">zuluCryp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477cm" svg:y1="18.907cm" svg:x2="3.159cm" svg:y2="10.715cm" draw:start-shape="id4" draw:start-glue-point="0" draw:end-shape="id1" draw:end-glue-point="3" svg:d="m7477 18907v-3303h-4820v-4889h502" svg:viewBox="0 0 4821 8193">
          <text:p/>
        </draw:connector>
        <draw:connector draw:style-name="gr2" draw:text-style-name="P1" draw:layer="layout" draw:line-skew="0cm -5.632cm" svg:x1="1.762cm" svg:y1="20.113cm" svg:x2="13.655cm" svg:y2="6.804cm" draw:start-shape="id4" draw:start-glue-point="3" draw:end-shape="id2" draw:end-glue-point="2" svg:d="m1762 20113h-501v-12890h12394v-419" svg:viewBox="0 0 12395 13310">
          <text:p/>
        </draw:connector>
        <draw:custom-shape draw:style-name="gr1" draw:text-style-name="P1" xml:id="id5" draw:id="id5" draw:layer="layout" svg:width="10.922cm" svg:height="2.667cm" svg:x="8.62cm" svg:y="22.336cm">
          <text:p text:style-name="P1">zuluMoun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08cm" svg:x1="14.081cm" svg:y1="22.336cm" svg:x2="7.794cm" svg:y2="12.303cm" draw:start-shape="id5" draw:start-glue-point="0" draw:end-shape="id1" svg:d="m14081 22336v-3937h-6287v-6096" svg:viewBox="0 0 6288 10034">
          <text:p/>
        </draw:connector>
        <draw:connector draw:style-name="gr2" draw:text-style-name="P1" draw:layer="layout" svg:x1="19.542cm" svg:y1="23.669cm" svg:x2="19.243cm" svg:y2="5.153cm" draw:start-shape="id5" draw:start-glue-point="1" draw:end-shape="id2" draw:end-glue-point="1" svg:d="m19542 23669h501v-18516h-800" svg:viewBox="0 0 801 18517">
          <text:p/>
        </draw:connector>
        <draw:custom-shape draw:style-name="gr1" draw:text-style-name="P1" xml:id="id6" draw:id="id6" draw:layer="layout" svg:width="4.953cm" svg:height="1.778cm" svg:x="14.081cm" svg:y="9.255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526cm" svg:y1="15.795cm" svg:x2="16.557cm" svg:y2="11.033cm" draw:start-shape="id3" draw:start-glue-point="1" draw:end-shape="id6" draw:end-glue-point="2" svg:d="m18526 15795h501v-3302h-2470v-1460" svg:viewBox="0 0 2471 4763">
          <text:p/>
        </draw:connector>
        <draw:custom-shape draw:style-name="gr1" draw:text-style-name="P1" xml:id="id7" draw:id="id7" draw:layer="layout" svg:width="4.699cm" svg:height="1.397cm" svg:x="1.508cm" svg:y="3.413cm">
          <text:p text:style-name="P1">libcrypt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699cm" svg:height="1.143cm" svg:x="1.508cm" svg:y="5.572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655cm" svg:y1="6.804cm" svg:x2="16.557cm" svg:y2="9.255cm" draw:start-shape="id2" draw:start-glue-point="2" draw:end-shape="id6" draw:end-glue-point="0" svg:d="m13655 6804v1226h2902v1225" svg:viewBox="0 0 2903 2452">
          <text:p/>
        </draw:connector>
        <draw:connector draw:style-name="gr2" draw:text-style-name="P1" draw:layer="layout" svg:x1="19.243cm" svg:y1="5.153cm" svg:x2="19.243cm" svg:y2="5.153cm" draw:start-shape="id2" draw:end-shape="id2" svg:d="m19243 5153" svg:viewBox="0 0 1 1">
          <text:p/>
        </draw:connector>
        <draw:connector draw:style-name="gr2" draw:text-style-name="P1" draw:layer="layout" svg:x1="13.655cm" svg:y1="3.502cm" svg:x2="3.857cm" svg:y2="3.413cm" draw:start-shape="id2" draw:start-glue-point="0" draw:end-shape="id7" svg:d="m13655 3502v-591h-9798v502" svg:viewBox="0 0 9799 592">
          <text:p/>
        </draw:connector>
        <draw:connector draw:style-name="gr2" draw:text-style-name="P1" draw:layer="layout" svg:x1="13.655cm" svg:y1="3.502cm" svg:x2="6.207cm" svg:y2="6.143cm" draw:start-shape="id2" draw:start-glue-point="0" draw:end-shape="id8" draw:end-glue-point="1" svg:d="m13655 3502v-501h-6518v3142h-930" svg:viewBox="0 0 7449 3143">
          <text:p/>
        </draw:connector>
        <draw:connector draw:style-name="gr2" draw:text-style-name="P1" draw:layer="layout" draw:line-skew="0.008cm" svg:x1="13.192cm" svg:y1="20.113cm" svg:x2="19.034cm" svg:y2="10.144cm" draw:start-shape="id4" draw:start-glue-point="1" draw:end-shape="id6" draw:end-glue-point="1" svg:d="m13192 20113h6350v-9969h-508" svg:viewBox="0 0 6351 99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05-26T04:25:08</dc:date>
    <meta:editing-duration>PT15M30S</meta:editing-duration>
    <meta:editing-cycles>6</meta:editing-cycles>
    <meta:generator>LibreOffice/4.0.0.3$Linux_x86 LibreOffice_project/7545bee9c2a0782548772a21bc84a9dcc583b89</meta:generator>
    <meta:document-statistic meta:object-count="21"/>
  </office:meta>
</office:document-meta>
</file>